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11" style:family="paragraph" style:parent-style-name="Table_20_Contents">
      <style:text-properties style:font-name="Calibri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Gartu Stefana</text:p>
      <text:p text:style-name="P7">PHASE:Construction des solutions</text:p>
      <text:p text:style-name="P8">SOUS-PHASE:Solution spécifique</text:p>
      <text:p text:style-name="P7"><text:span text:style-name="T3">SEMAINE:6</text:span></text:p>
      <text:p text:style-name="P7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Sol. Spec. – Modélisation Base de Données</text:p>
          </table:table-cell>
          <table:table-cell table:style-name="Table1.B2" office:value-type="string">
            <text:p text:style-name="P3">4h</text:p>
          </table:table-cell>
          <table:table-cell table:style-name="Table1.D2" office:value-type="string">
            <text:p text:style-name="P3">4h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22T13:07:10.51</meta:creation-date>
    <meta:editing-cycles>3</meta:editing-cycles>
    <meta:editing-duration>PT00H04M34S</meta:editing-duration>
    <meta:generator>OpenOffice.org/3.2$Win32 OpenOffice.org_project/320m18$Build-9502</meta:generator>
    <meta:initial-creator>Gartu Stefana</meta:initial-creator>
    <dc:date>2011-02-22T13:11:44.45</dc:date>
    <dc:creator>Gartu Stefana</dc:creator>
    <meta:document-statistic meta:table-count="1" meta:image-count="0" meta:object-count="0" meta:page-count="1" meta:paragraph-count="15" meta:word-count="35" meta:character-count="251"/>
  </office:meta>
</office:document-meta>
</file>